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80000002AF4561797CE0908E3.png" manifest:media-type="image/png"/>
  <manifest:file-entry manifest:full-path="Pictures/1000178500001118000006B523E0A8D1BFDE137C.svg" manifest:media-type="image/svg+xml"/>
  <manifest:file-entry manifest:full-path="Pictures/10000201000000A500000041556525D26B344FFB.png" manifest:media-type="image/png"/>
  <manifest:file-entry manifest:full-path="Pictures/10001AAD00000C6700000457480E0B5A0B347E0A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3" style:family="table">
      <style:table-properties style:width="26.199cm" fo:margin-left="0cm" table:align="left"/>
    </style:style>
    <style:style style:name="Tabla3.A" style:family="table-column">
      <style:table-column-properties style:column-width="13.099cm"/>
    </style:style>
    <style:style style:name="Tabla3.B" style:family="table-column">
      <style:table-column-properties style:column-width="0.788cm"/>
    </style:style>
    <style:style style:name="Tabla3.C" style:family="table-column">
      <style:table-column-properties style:column-width="12.312cm"/>
    </style:style>
    <style:style style:name="Tabla3.1" style:family="table-row">
      <style:table-row-properties fo:keep-together="always" style:use-optimal-row-height="false"/>
    </style:style>
    <style:style style:name="Tabla3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.B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6.199cm" fo:margin-left="0cm" table:align="left"/>
    </style:style>
    <style:style style:name="Tabla4.A" style:family="table-column">
      <style:table-column-properties style:column-width="0.699cm"/>
    </style:style>
    <style:style style:name="Tabla4.B" style:family="table-column">
      <style:table-column-properties style:column-width="0.7cm"/>
    </style:style>
    <style:style style:name="Tabla4.C" style:family="table-column">
      <style:table-column-properties style:column-width="0.827cm"/>
    </style:style>
    <style:style style:name="Tabla4.P" style:family="table-column">
      <style:table-column-properties style:column-width="0.826cm"/>
    </style:style>
    <style:style style:name="Tabla4.f" style:family="table-column">
      <style:table-column-properties style:column-width="0.838cm"/>
    </style:style>
    <style:style style:name="Tabla4.1" style:family="table-row">
      <style:table-row-properties fo:keep-together="always" style:use-optimal-row-height="false"/>
    </style:style>
    <style:style style:name="Tabla4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4.C1" style:family="table-cell">
      <style:table-cell-properties style:vertical-align="middle"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4.a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4.C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D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E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F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G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H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I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J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K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L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M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N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O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P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Q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R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S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T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U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V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W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X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Y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Z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a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b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c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d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e2" style:family="table-cell">
      <style:table-cell-properties fo:background-color="#3d4d5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f2" style:family="table-cell">
      <style:table-cell-properties fo:background-color="#3d4d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4.3" style:family="table-row">
      <style:table-row-properties style:row-height="0.75cm" fo:keep-together="always" style:use-optimal-row-height="false"/>
    </style:style>
    <style:style style:name="Tabla4.A3" style:family="table-cell">
      <style:table-cell-properties style:vertical-align="middle" fo:background-color="#3d4d59" fo:padding="0.097cm" fo:border-left="0.25pt solid #000000" fo:border-right="none" fo:border-top="none" fo:border-bottom="none" style:writing-mode="lr-tb">
        <style:background-image/>
      </style:table-cell-properties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G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H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I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J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K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L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M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N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O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P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Q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R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S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T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U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V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W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X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Y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Z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f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6.199cm" fo:margin-left="0cm" table:align="left"/>
    </style:style>
    <style:style style:name="Tabla5.A" style:family="table-column">
      <style:table-column-properties style:column-width="13.099cm"/>
    </style:style>
    <style:style style:name="Tabla5.B" style:family="table-column">
      <style:table-column-properties style:column-width="0.788cm"/>
    </style:style>
    <style:style style:name="Tabla5.C" style:family="table-column">
      <style:table-column-properties style:column-width="0.898cm"/>
    </style:style>
    <style:style style:name="Tabla5.D" style:family="table-column">
      <style:table-column-properties style:column-width="11.414cm"/>
    </style:style>
    <style:style style:name="Tabla5.1" style:family="table-row">
      <style:table-row-properties fo:keep-together="always" style:use-optimal-row-height="false"/>
    </style:style>
    <style:style style:name="Tabla5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5.B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5.C2" style:family="table-cell">
      <style:table-cell-properties style:vertical-align="middle" fo:background-color="#3d4d59" fo:padding="0.097cm" fo:border-left="none" fo:border-right="none" fo:border-top="0.25pt solid #000000" fo:border-bottom="0.25pt solid #000000" style:writing-mode="lr-tb">
        <style:background-image/>
      </style:table-cell-properties>
    </style:style>
    <style:style style:name="Tabla5.D2" style:family="table-cell">
      <style:table-cell-properties fo:background-color="#3d4d59" fo:padding="0.097cm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Tabla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.A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6" style:family="table">
      <style:table-properties style:width="26.199cm" fo:margin-left="0cm" table:align="left"/>
    </style:style>
    <style:style style:name="Tabla6.A" style:family="table-column">
      <style:table-column-properties style:column-width="8.733cm"/>
    </style:style>
    <style:style style:name="Tabla6.1" style:family="table-row">
      <style:table-row-properties fo:keep-together="always" style:use-optimal-row-height="false"/>
    </style:style>
    <style:style style:name="Tabla6.A1" style:family="table-cell">
      <style:table-cell-properties fo:background-color="#3d4d5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6.C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6.2" style:family="table-row">
      <style:table-row-properties style:min-row-height="4.001cm" fo:keep-together="always" style:use-optimal-row-height="false"/>
    </style:style>
    <style:style style:name="Tab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6.199cm" fo:margin-left="0cm" table:align="left"/>
    </style:style>
    <style:style style:name="Tabla7.A" style:family="table-column">
      <style:table-column-properties style:column-width="5.241cm"/>
    </style:style>
    <style:style style:name="Tabla7.B" style:family="table-column">
      <style:table-column-properties style:column-width="5.239cm"/>
    </style:style>
    <style:style style:name="Tabla7.E" style:family="table-column">
      <style:table-column-properties style:column-width="5.242cm"/>
    </style:style>
    <style:style style:name="Tabla7.1" style:family="table-row">
      <style:table-row-properties fo:keep-together="always" style:use-optimal-row-height="false"/>
    </style:style>
    <style:style style:name="Tabla7.A1" style:family="table-cell">
      <style:table-cell-properties fo:background-color="#3d4d59" fo:padding="0.097cm" fo:border="0.25pt solid #000000" style:writing-mode="lr-tb">
        <style:background-image/>
      </style:table-cell-properties>
    </style:style>
    <style:style style:name="Tabla7.2" style:family="table-row">
      <style:table-row-properties style:row-height="2cm" fo:keep-together="always" style:use-optimal-row-height="false"/>
    </style:style>
    <style:style style:name="Tabla7.A2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a7.E2" style:family="table-cell">
      <style:table-cell-properties style:vertical-align="bottom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2005e" style:font-name="Arial Narrow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d4d59" style:font-name="Arial Narrow" fo:font-weight="bold" style:font-weight-asian="bold" style:font-weight-complex="bold"/>
    </style:style>
    <style:style style:name="P4" style:family="paragraph" style:parent-style-name="Encabezado">
      <style:text-properties fo:font-size="3pt" style:font-size-asian="3pt" style:font-size-complex="3pt"/>
    </style:style>
    <style:style style:name="P5" style:family="paragraph" style:parent-style-name="Footer">
      <style:paragraph-properties fo:text-align="end" style:justify-single-word="false">
        <style:tab-stops>
          <style:tab-stop style:position="15cm" style:type="right"/>
        </style:tab-stops>
      </style:paragraph-properties>
    </style:style>
    <style:style style:name="P6" style:family="paragraph" style:parent-style-name="Table_20_Contents">
      <style:text-properties fo:color="#ffffff" style:font-name-asian="Arial Unicode MS" style:font-name-complex="Arial Unicode MS"/>
    </style:style>
    <style:style style:name="P7" style:family="paragraph" style:parent-style-name="Table_20_Contents">
      <style:paragraph-properties fo:text-align="center" style:justify-single-word="false"/>
      <style:text-properties fo:color="#ffffff" style:font-name-asian="Arial Unicode MS" style:font-name-complex="Arial Unicode MS"/>
    </style:style>
    <style:style style:name="P8" style:family="paragraph" style:parent-style-name="Table_20_Contents">
      <style:text-properties style:font-name-asian="Arial Unicode MS" style:font-name-complex="Arial Unicode MS"/>
    </style:style>
    <style:style style:name="P9" style:family="paragraph" style:parent-style-name="Table_20_Contents">
      <style:paragraph-properties fo:text-align="center" style:justify-single-word="false"/>
      <style:text-properties style:font-name-asian="Arial Unicode MS" style:font-name-complex="Arial Unicode MS"/>
    </style:style>
    <style:style style:name="P10" style:family="paragraph" style:parent-style-name="Heading_20_1" style:master-page-name="MP0">
      <style:paragraph-properties style:page-number="auto"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Standard">
      <style:text-properties officeooo:paragraph-rsid="00048a48"/>
    </style:style>
    <style:style style:name="P13" style:family="paragraph" style:parent-style-name="Table_20_Contents">
      <style:text-properties style:font-name-asian="Arial Unicode MS" style:font-name-complex="Arial Unicode MS"/>
    </style:style>
    <style:style style:name="P14" style:family="paragraph" style:parent-style-name="Table_20_Contents">
      <style:paragraph-properties fo:text-align="center" style:justify-single-word="false"/>
      <style:text-properties style:font-name-asian="Arial Unicode MS" style:font-name-complex="Arial Unicode MS"/>
    </style:style>
    <style:style style:name="P15" style:family="paragraph" style:parent-style-name="Table_20_Contents">
      <style:paragraph-properties fo:text-align="center" style:justify-single-word="false"/>
      <style:text-properties officeooo:paragraph-rsid="00048a48" style:font-name-asian="Arial Unicode MS" style:font-name-complex="Arial Unicode MS"/>
    </style:style>
    <style:style style:name="P16" style:family="paragraph" style:parent-style-name="Table_20_Contents">
      <style:text-properties officeooo:rsid="000db333" officeooo:paragraph-rsid="000db333" style:font-name-asian="Arial Unicode MS" style:font-name-complex="Arial Unicode MS"/>
    </style:style>
    <style:style style:name="P17" style:family="paragraph" style:parent-style-name="Table_20_Contents">
      <style:text-properties officeooo:rsid="000db333" officeooo:paragraph-rsid="00048a48" style:font-name-asian="Arial Unicode MS" style:font-name-complex="Arial Unicode MS"/>
    </style:style>
    <style:style style:name="P18" style:family="paragraph" style:parent-style-name="Table_20_Contents">
      <style:text-properties officeooo:paragraph-rsid="000db333" style:font-name-asian="Arial Unicode MS" style:font-name-complex="Arial Unicode MS"/>
    </style:style>
    <style:style style:name="P19" style:family="paragraph" style:parent-style-name="Table_20_Contents">
      <style:text-properties officeooo:paragraph-rsid="00048a48" style:font-name-asian="Arial Unicode MS" style:font-name-complex="Arial Unicode MS"/>
    </style:style>
    <style:style style:name="P20" style:family="paragraph" style:parent-style-name="Table_20_Contents">
      <style:text-properties officeooo:rsid="00048a48" officeooo:paragraph-rsid="00048a48" style:font-name-asian="Arial Unicode MS" style:font-name-complex="Arial Unicode M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name-complex="Calibri" style:font-size-complex="8pt"/>
    </style:style>
    <style:style style:name="T3" style:family="text">
      <style:text-properties fo:color="#ffffff" style:font-name-asian="Arial Unicode MS" style:font-name-complex="Arial Unicode MS"/>
    </style:style>
    <style:style style:name="T4" style:family="text">
      <style:text-properties officeooo:rsid="000db333"/>
    </style:style>
    <style:style style:name="T5" style:family="text">
      <style:text-properties officeooo:rsid="00048a4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Ficha de seguimiento semanal</text:h>
      <text:h text:style-name="Heading_20_2" text:outline-level="2">Datos del equipo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6">Información general</text:p>
            </table:table-cell>
            <table:table-cell table:style-name="Tabla3.B1" table:number-columns-spanned="2" office:value-type="string">
              <text:p text:style-name="P6">Componentes del equipo</text:p>
            </table:table-cell>
            <table:covered-table-cell/>
          </table:table-row>
        </table:table-header-rows>
        <table:table-row table:style-name="Tabla3.1">
          <table:table-cell table:style-name="Tabla3.A2" office:value-type="string">
            <text:p text:style-name="P8">Nombre del equipo: Tripod</text:p>
          </table:table-cell>
          <table:table-cell table:style-name="Tabla3.B2" office:value-type="string">
            <text:p text:style-name="P9">1</text:p>
          </table:table-cell>
          <table:table-cell table:style-name="Tabla3.C2" office:value-type="string">
            <text:p text:style-name="P16">Luis Hidalgo, Imanol</text:p>
          </table:table-cell>
        </table:table-row>
        <table:table-row table:style-name="Tabla3.1">
          <table:table-cell table:style-name="Tabla3.A3" office:value-type="string">
            <text:p text:style-name="P8">Reto: Reto <text:span text:style-name="T4">3</text:span></text:p>
          </table:table-cell>
          <table:table-cell table:style-name="Tabla3.B2" office:value-type="string">
            <text:p text:style-name="P9">2</text:p>
          </table:table-cell>
          <table:table-cell table:style-name="Tabla3.C3" office:value-type="string">
            <text:p text:style-name="P8">Xu Jin, Jon</text:p>
          </table:table-cell>
        </table:table-row>
        <table:table-row table:style-name="Tabla3.1">
          <table:table-cell table:style-name="Tabla3.A4" office:value-type="string">
            <text:p text:style-name="P18">Coordinador: Zawisza Abreu, Sebastián</text:p>
          </table:table-cell>
          <table:table-cell table:style-name="Tabla3.B2" office:value-type="string">
            <text:p text:style-name="P9">3</text:p>
          </table:table-cell>
          <table:table-cell table:style-name="Tabla3.C4" office:value-type="string">
            <text:p text:style-name="P8">Zawisza Abreu, Sebastián</text:p>
          </table:table-cell>
        </table:table-row>
        <table:table-row table:style-name="Tabla3.1">
          <table:table-cell table:style-name="Tabla3.A6" table:number-rows-spanned="2" office:value-type="string">
            <text:p text:style-name="P8">Semana: 1 (<text:span text:style-name="T4">28 de Enero</text:span> – <text:span text:style-name="T5">1 d</text:span>e <text:span text:style-name="T5">Febrero</text:span>)</text:p>
          </table:table-cell>
          <table:table-cell table:style-name="Tabla3.B2" office:value-type="string">
            <text:p text:style-name="P9">4</text:p>
          </table:table-cell>
          <table:table-cell table:style-name="Tabla3.C5" office:value-type="string">
            <text:p text:style-name="P8"/>
          </table:table-cell>
        </table:table-row>
        <table:table-row table:style-name="Tabla3.1">
          <table:covered-table-cell/>
          <table:table-cell table:style-name="Tabla3.B2" office:value-type="string">
            <text:p text:style-name="P9">5</text:p>
          </table:table-cell>
          <table:table-cell table:style-name="Tabla3.C6" office:value-type="string">
            <text:p text:style-name="P8"/>
          </table:table-cell>
        </table:table-row>
      </table:table>
      <text:h text:style-name="Heading_20_2" text:outline-level="2">Control de asistencia</text:h>
      <table:table table:name="Tabla4" table:style-name="Tabla4">
        <table:table-column table:style-name="Tabla4.A"/>
        <table:table-column table:style-name="Tabla4.B"/>
        <table:table-column table:style-name="Tabla4.C" table:number-columns-repeated="13"/>
        <table:table-column table:style-name="Tabla4.P" table:number-columns-repeated="16"/>
        <table:table-column table:style-name="Tabla4.f"/>
        <table:table-header-rows>
          <table:table-row table:style-name="Tabla4.1">
            <table:table-cell table:style-name="Tabla4.A1" table:number-rows-spanned="2" table:number-columns-spanned="2" office:value-type="string">
              <text:p text:style-name="P6"/>
            </table:table-cell>
            <table:covered-table-cell/>
            <table:table-cell table:style-name="Tabla4.C1" table:number-columns-spanned="6" office:value-type="string">
              <text:p text:style-name="P6">Lun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Mart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Miérco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Juev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4.a1" table:number-columns-spanned="6" office:value-type="string">
              <text:p text:style-name="P6">Viern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4.1">
          <table:covered-table-cell/>
          <table:covered-table-cell/>
          <table:table-cell table:style-name="Tabla4.C2" office:value-type="string">
            <text:p text:style-name="P7">1</text:p>
          </table:table-cell>
          <table:table-cell table:style-name="Tabla4.D2" office:value-type="string">
            <text:p text:style-name="P7">2</text:p>
          </table:table-cell>
          <table:table-cell table:style-name="Tabla4.E2" office:value-type="string">
            <text:p text:style-name="P7">3</text:p>
          </table:table-cell>
          <table:table-cell table:style-name="Tabla4.F2" office:value-type="string">
            <text:p text:style-name="P7">4</text:p>
          </table:table-cell>
          <table:table-cell table:style-name="Tabla4.G2" office:value-type="string">
            <text:p text:style-name="P7">5</text:p>
          </table:table-cell>
          <table:table-cell table:style-name="Tabla4.H2" office:value-type="string">
            <text:p text:style-name="P7">6</text:p>
          </table:table-cell>
          <table:table-cell table:style-name="Tabla4.I2" office:value-type="string">
            <text:p text:style-name="P7">1</text:p>
          </table:table-cell>
          <table:table-cell table:style-name="Tabla4.J2" office:value-type="string">
            <text:p text:style-name="P7">2</text:p>
          </table:table-cell>
          <table:table-cell table:style-name="Tabla4.K2" office:value-type="string">
            <text:p text:style-name="P7">3</text:p>
          </table:table-cell>
          <table:table-cell table:style-name="Tabla4.L2" office:value-type="string">
            <text:p text:style-name="P7">4</text:p>
          </table:table-cell>
          <table:table-cell table:style-name="Tabla4.M2" office:value-type="string">
            <text:p text:style-name="P7">5</text:p>
          </table:table-cell>
          <table:table-cell table:style-name="Tabla4.N2" office:value-type="string">
            <text:p text:style-name="P7">6</text:p>
          </table:table-cell>
          <table:table-cell table:style-name="Tabla4.O2" office:value-type="string">
            <text:p text:style-name="P7">1</text:p>
          </table:table-cell>
          <table:table-cell table:style-name="Tabla4.P2" office:value-type="string">
            <text:p text:style-name="P7">2</text:p>
          </table:table-cell>
          <table:table-cell table:style-name="Tabla4.Q2" office:value-type="string">
            <text:p text:style-name="P7">3</text:p>
          </table:table-cell>
          <table:table-cell table:style-name="Tabla4.R2" office:value-type="string">
            <text:p text:style-name="P7">4</text:p>
          </table:table-cell>
          <table:table-cell table:style-name="Tabla4.S2" office:value-type="string">
            <text:p text:style-name="P7">5</text:p>
          </table:table-cell>
          <table:table-cell table:style-name="Tabla4.T2" office:value-type="string">
            <text:p text:style-name="P7">6</text:p>
          </table:table-cell>
          <table:table-cell table:style-name="Tabla4.U2" office:value-type="string">
            <text:p text:style-name="P7">1</text:p>
          </table:table-cell>
          <table:table-cell table:style-name="Tabla4.V2" office:value-type="string">
            <text:p text:style-name="P7">2</text:p>
          </table:table-cell>
          <table:table-cell table:style-name="Tabla4.W2" office:value-type="string">
            <text:p text:style-name="P7">3</text:p>
          </table:table-cell>
          <table:table-cell table:style-name="Tabla4.X2" office:value-type="string">
            <text:p text:style-name="P7">4</text:p>
          </table:table-cell>
          <table:table-cell table:style-name="Tabla4.Y2" office:value-type="string">
            <text:p text:style-name="P7">5</text:p>
          </table:table-cell>
          <table:table-cell table:style-name="Tabla4.Z2" office:value-type="string">
            <text:p text:style-name="P7">6</text:p>
          </table:table-cell>
          <table:table-cell table:style-name="Tabla4.a2" office:value-type="string">
            <text:p text:style-name="P7">1</text:p>
          </table:table-cell>
          <table:table-cell table:style-name="Tabla4.b2" office:value-type="string">
            <text:p text:style-name="P7">2</text:p>
          </table:table-cell>
          <table:table-cell table:style-name="Tabla4.c2" office:value-type="string">
            <text:p text:style-name="P7">3</text:p>
          </table:table-cell>
          <table:table-cell table:style-name="Tabla4.d2" office:value-type="string">
            <text:p text:style-name="P7">4</text:p>
          </table:table-cell>
          <table:table-cell table:style-name="Tabla4.e2" office:value-type="string">
            <text:p text:style-name="P7">5</text:p>
          </table:table-cell>
          <table:table-cell table:style-name="Tabla4.f2" office:value-type="string">
            <text:p text:style-name="P7">6</text:p>
          </table:table-cell>
        </table:table-row>
        <table:table-row table:style-name="Tabla4.3">
          <table:table-cell table:style-name="Tabla4.A3" table:number-rows-spanned="5" office:value-type="string">
            <text:p text:style-name="Table_20_Contents"><text:span text:style-name="Fuente_20_de_20_párrafo_20_predeter."><text:span text:style-name="T3">P</text:span></text:span></text:p>
          </table:table-cell>
          <table:table-cell table:style-name="Tabla4.B3" office:value-type="string">
            <text:p text:style-name="P9">1</text:p>
          </table:table-cell>
          <table:table-cell table:style-name="Tabla4.C3" office:value-type="string">
            <text:p text:style-name="P8">P</text:p>
          </table:table-cell>
          <table:table-cell table:style-name="Tabla4.D3" office:value-type="string">
            <text:p text:style-name="P8">P</text:p>
          </table:table-cell>
          <table:table-cell table:style-name="Tabla4.E3" office:value-type="string">
            <text:p text:style-name="P8">P</text:p>
          </table:table-cell>
          <table:table-cell table:style-name="Tabla4.F3" office:value-type="string">
            <text:p text:style-name="P8">P</text:p>
          </table:table-cell>
          <table:table-cell table:style-name="Tabla4.G3" office:value-type="string">
            <text:p text:style-name="P8">P</text:p>
          </table:table-cell>
          <table:table-cell table:style-name="Tabla4.H3" office:value-type="string">
            <text:p text:style-name="P8">P</text:p>
          </table:table-cell>
          <table:table-cell table:style-name="Tabla4.I3" office:value-type="string">
            <text:p text:style-name="P8">P</text:p>
          </table:table-cell>
          <table:table-cell table:style-name="Tabla4.J3" office:value-type="string">
            <text:p text:style-name="P8">P</text:p>
          </table:table-cell>
          <table:table-cell table:style-name="Tabla4.K3" office:value-type="string">
            <text:p text:style-name="P8">P</text:p>
          </table:table-cell>
          <table:table-cell table:style-name="Tabla4.L3" office:value-type="string">
            <text:p text:style-name="P8">P</text:p>
          </table:table-cell>
          <table:table-cell table:style-name="Tabla4.M3" office:value-type="string">
            <text:p text:style-name="P8">P</text:p>
          </table:table-cell>
          <table:table-cell table:style-name="Tabla4.N3" office:value-type="string">
            <text:p text:style-name="P8">P</text:p>
          </table:table-cell>
          <table:table-cell table:style-name="Tabla4.O3" office:value-type="string">
            <text:p text:style-name="P8">P</text:p>
          </table:table-cell>
          <table:table-cell table:style-name="Tabla4.P3" office:value-type="string">
            <text:p text:style-name="P8">P</text:p>
          </table:table-cell>
          <table:table-cell table:style-name="Tabla4.Q3" office:value-type="string">
            <text:p text:style-name="P8">P</text:p>
          </table:table-cell>
          <table:table-cell table:style-name="Tabla4.R3" office:value-type="string">
            <text:p text:style-name="P8">P</text:p>
          </table:table-cell>
          <table:table-cell table:style-name="Tabla4.S3" office:value-type="string">
            <text:p text:style-name="P8">P</text:p>
          </table:table-cell>
          <table:table-cell table:style-name="Tabla4.T3" office:value-type="string">
            <text:p text:style-name="P8">P</text:p>
          </table:table-cell>
          <table:table-cell table:style-name="Tabla4.U3" office:value-type="string">
            <text:p text:style-name="P8">P</text:p>
          </table:table-cell>
          <table:table-cell table:style-name="Tabla4.V3" office:value-type="string">
            <text:p text:style-name="P8">P</text:p>
          </table:table-cell>
          <table:table-cell table:style-name="Tabla4.W3" office:value-type="string">
            <text:p text:style-name="P8">P</text:p>
          </table:table-cell>
          <table:table-cell table:style-name="Tabla4.X3" office:value-type="string">
            <text:p text:style-name="P8">P</text:p>
          </table:table-cell>
          <table:table-cell table:style-name="Tabla4.Y3" office:value-type="string">
            <text:p text:style-name="P8">P</text:p>
          </table:table-cell>
          <table:table-cell table:style-name="Tabla4.Z3" office:value-type="string">
            <text:p text:style-name="P8">P</text:p>
          </table:table-cell>
          <table:table-cell table:style-name="Tabla4.a3" office:value-type="string">
            <text:p text:style-name="P8">P</text:p>
          </table:table-cell>
          <table:table-cell table:style-name="Tabla4.b3" office:value-type="string">
            <text:p text:style-name="P8">P</text:p>
          </table:table-cell>
          <table:table-cell table:style-name="Tabla4.c3" office:value-type="string">
            <text:p text:style-name="P8">P</text:p>
          </table:table-cell>
          <table:table-cell table:style-name="Tabla4.d3" office:value-type="string">
            <text:p text:style-name="P8">P</text:p>
          </table:table-cell>
          <table:table-cell table:style-name="Tabla4.e3" office:value-type="string">
            <text:p text:style-name="P8">P</text:p>
          </table:table-cell>
          <table:table-cell table:style-name="Tabla4.f3" office:value-type="string">
            <text:p text:style-name="P8">F</text:p>
          </table:table-cell>
        </table:table-row>
        <table:table-row table:style-name="Tabla4.3">
          <table:covered-table-cell/>
          <table:table-cell table:style-name="Tabla4.B4" office:value-type="string">
            <text:p text:style-name="P9">2</text:p>
          </table:table-cell>
          <table:table-cell table:style-name="Tabla4.C4" office:value-type="string">
            <text:p text:style-name="P20">F</text:p>
          </table:table-cell>
          <table:table-cell table:style-name="Tabla4.D4" office:value-type="string">
            <text:p text:style-name="P20">F</text:p>
          </table:table-cell>
          <table:table-cell table:style-name="Tabla4.E4" office:value-type="string">
            <text:p text:style-name="P20">F</text:p>
          </table:table-cell>
          <table:table-cell table:style-name="Tabla4.F4" office:value-type="string">
            <text:p text:style-name="P20">F</text:p>
          </table:table-cell>
          <table:table-cell table:style-name="Tabla4.G4" office:value-type="string">
            <text:p text:style-name="P20">F</text:p>
          </table:table-cell>
          <table:table-cell table:style-name="Tabla4.H4" office:value-type="string">
            <text:p text:style-name="P20">F</text:p>
          </table:table-cell>
          <table:table-cell table:style-name="Tabla4.I4" office:value-type="string">
            <text:p text:style-name="P8">P</text:p>
          </table:table-cell>
          <table:table-cell table:style-name="Tabla4.J4" office:value-type="string">
            <text:p text:style-name="P8">P</text:p>
          </table:table-cell>
          <table:table-cell table:style-name="Tabla4.K4" office:value-type="string">
            <text:p text:style-name="P8">P</text:p>
          </table:table-cell>
          <table:table-cell table:style-name="Tabla4.L4" office:value-type="string">
            <text:p text:style-name="P8">P</text:p>
          </table:table-cell>
          <table:table-cell table:style-name="Tabla4.M4" office:value-type="string">
            <text:p text:style-name="P8">P</text:p>
          </table:table-cell>
          <table:table-cell table:style-name="Tabla4.N4" office:value-type="string">
            <text:p text:style-name="P8">P</text:p>
          </table:table-cell>
          <table:table-cell table:style-name="Tabla4.O4" office:value-type="string">
            <text:p text:style-name="P8">P</text:p>
          </table:table-cell>
          <table:table-cell table:style-name="Tabla4.P4" office:value-type="string">
            <text:p text:style-name="P8">P</text:p>
          </table:table-cell>
          <table:table-cell table:style-name="Tabla4.Q4" office:value-type="string">
            <text:p text:style-name="P8">P</text:p>
          </table:table-cell>
          <table:table-cell table:style-name="Tabla4.R4" office:value-type="string">
            <text:p text:style-name="P8">P</text:p>
          </table:table-cell>
          <table:table-cell table:style-name="Tabla4.S4" office:value-type="string">
            <text:p text:style-name="P8">P</text:p>
          </table:table-cell>
          <table:table-cell table:style-name="Tabla4.T4" office:value-type="string">
            <text:p text:style-name="P8">P</text:p>
          </table:table-cell>
          <table:table-cell table:style-name="Tabla4.U4" office:value-type="string">
            <text:p text:style-name="P8">P</text:p>
          </table:table-cell>
          <table:table-cell table:style-name="Tabla4.V4" office:value-type="string">
            <text:p text:style-name="P8">P</text:p>
          </table:table-cell>
          <table:table-cell table:style-name="Tabla4.W4" office:value-type="string">
            <text:p text:style-name="P8">P</text:p>
          </table:table-cell>
          <table:table-cell table:style-name="Tabla4.X4" office:value-type="string">
            <text:p text:style-name="P8">P</text:p>
          </table:table-cell>
          <table:table-cell table:style-name="Tabla4.Y4" office:value-type="string">
            <text:p text:style-name="P8">P</text:p>
          </table:table-cell>
          <table:table-cell table:style-name="Tabla4.Z4" office:value-type="string">
            <text:p text:style-name="P8">P</text:p>
          </table:table-cell>
          <table:table-cell table:style-name="Tabla4.a4" office:value-type="string">
            <text:p text:style-name="P8">P</text:p>
          </table:table-cell>
          <table:table-cell table:style-name="Tabla4.b4" office:value-type="string">
            <text:p text:style-name="P8">P</text:p>
          </table:table-cell>
          <table:table-cell table:style-name="Tabla4.c4" office:value-type="string">
            <text:p text:style-name="P8">P</text:p>
          </table:table-cell>
          <table:table-cell table:style-name="Tabla4.d4" office:value-type="string">
            <text:p text:style-name="P8">P</text:p>
          </table:table-cell>
          <table:table-cell table:style-name="Tabla4.e4" office:value-type="string">
            <text:p text:style-name="P8">P</text:p>
          </table:table-cell>
          <table:table-cell table:style-name="Tabla4.f4" office:value-type="string">
            <text:p text:style-name="P8">P</text:p>
          </table:table-cell>
        </table:table-row>
        <table:table-row table:style-name="Tabla4.3">
          <table:covered-table-cell/>
          <table:table-cell table:style-name="Tabla4.B5" office:value-type="string">
            <text:p text:style-name="P9">3</text:p>
          </table:table-cell>
          <table:table-cell table:style-name="Tabla4.C5" office:value-type="string">
            <text:p text:style-name="P8">P</text:p>
          </table:table-cell>
          <table:table-cell table:style-name="Tabla4.D5" office:value-type="string">
            <text:p text:style-name="P8">P</text:p>
          </table:table-cell>
          <table:table-cell table:style-name="Tabla4.E5" office:value-type="string">
            <text:p text:style-name="P8">P</text:p>
          </table:table-cell>
          <table:table-cell table:style-name="Tabla4.F5" office:value-type="string">
            <text:p text:style-name="P8">P</text:p>
          </table:table-cell>
          <table:table-cell table:style-name="Tabla4.G5" office:value-type="string">
            <text:p text:style-name="P8">P</text:p>
          </table:table-cell>
          <table:table-cell table:style-name="Tabla4.H5" office:value-type="string">
            <text:p text:style-name="P8">P</text:p>
          </table:table-cell>
          <table:table-cell table:style-name="Tabla4.I5" office:value-type="string">
            <text:p text:style-name="P8">P</text:p>
          </table:table-cell>
          <table:table-cell table:style-name="Tabla4.J5" office:value-type="string">
            <text:p text:style-name="P8">P</text:p>
          </table:table-cell>
          <table:table-cell table:style-name="Tabla4.K5" office:value-type="string">
            <text:p text:style-name="P8">P</text:p>
          </table:table-cell>
          <table:table-cell table:style-name="Tabla4.L5" office:value-type="string">
            <text:p text:style-name="P8">P</text:p>
          </table:table-cell>
          <table:table-cell table:style-name="Tabla4.M5" office:value-type="string">
            <text:p text:style-name="P8">P</text:p>
          </table:table-cell>
          <table:table-cell table:style-name="Tabla4.N5" office:value-type="string">
            <text:p text:style-name="P8">P</text:p>
          </table:table-cell>
          <table:table-cell table:style-name="Tabla4.O5" office:value-type="string">
            <text:p text:style-name="P8">P</text:p>
          </table:table-cell>
          <table:table-cell table:style-name="Tabla4.P5" office:value-type="string">
            <text:p text:style-name="P8">P</text:p>
          </table:table-cell>
          <table:table-cell table:style-name="Tabla4.Q5" office:value-type="string">
            <text:p text:style-name="P8">P</text:p>
          </table:table-cell>
          <table:table-cell table:style-name="Tabla4.R5" office:value-type="string">
            <text:p text:style-name="P8">P</text:p>
          </table:table-cell>
          <table:table-cell table:style-name="Tabla4.S5" office:value-type="string">
            <text:p text:style-name="P8">P</text:p>
          </table:table-cell>
          <table:table-cell table:style-name="Tabla4.T5" office:value-type="string">
            <text:p text:style-name="P8">P</text:p>
          </table:table-cell>
          <table:table-cell table:style-name="Tabla4.U5" office:value-type="string">
            <text:p text:style-name="P8">P</text:p>
          </table:table-cell>
          <table:table-cell table:style-name="Tabla4.V5" office:value-type="string">
            <text:p text:style-name="P8">P</text:p>
          </table:table-cell>
          <table:table-cell table:style-name="Tabla4.W5" office:value-type="string">
            <text:p text:style-name="P8">P</text:p>
          </table:table-cell>
          <table:table-cell table:style-name="Tabla4.X5" office:value-type="string">
            <text:p text:style-name="P8">P</text:p>
          </table:table-cell>
          <table:table-cell table:style-name="Tabla4.Y5" office:value-type="string">
            <text:p text:style-name="P8">P</text:p>
          </table:table-cell>
          <table:table-cell table:style-name="Tabla4.Z5" office:value-type="string">
            <text:p text:style-name="P8">P</text:p>
          </table:table-cell>
          <table:table-cell table:style-name="Tabla4.a5" office:value-type="string">
            <text:p text:style-name="P8">P</text:p>
          </table:table-cell>
          <table:table-cell table:style-name="Tabla4.b5" office:value-type="string">
            <text:p text:style-name="P8">P</text:p>
          </table:table-cell>
          <table:table-cell table:style-name="Tabla4.c5" office:value-type="string">
            <text:p text:style-name="P8">P</text:p>
          </table:table-cell>
          <table:table-cell table:style-name="Tabla4.d5" office:value-type="string">
            <text:p text:style-name="P8">P</text:p>
          </table:table-cell>
          <table:table-cell table:style-name="Tabla4.e5" office:value-type="string">
            <text:p text:style-name="P8">P</text:p>
          </table:table-cell>
          <table:table-cell table:style-name="Tabla4.f5" office:value-type="string">
            <text:p text:style-name="P8">P</text:p>
          </table:table-cell>
        </table:table-row>
        <table:table-row table:style-name="Tabla4.3">
          <table:covered-table-cell/>
          <table:table-cell table:style-name="Tabla4.B6" office:value-type="string">
            <text:p text:style-name="P9">4</text:p>
          </table:table-cell>
          <table:table-cell table:style-name="Tabla4.C6" office:value-type="string">
            <text:p text:style-name="P8"/>
          </table:table-cell>
          <table:table-cell table:style-name="Tabla4.D6" office:value-type="string">
            <text:p text:style-name="P8"/>
          </table:table-cell>
          <table:table-cell table:style-name="Tabla4.E6" office:value-type="string">
            <text:p text:style-name="P8"/>
          </table:table-cell>
          <table:table-cell table:style-name="Tabla4.F6" office:value-type="string">
            <text:p text:style-name="P8"/>
          </table:table-cell>
          <table:table-cell table:style-name="Tabla4.G6" office:value-type="string">
            <text:p text:style-name="P8"/>
          </table:table-cell>
          <table:table-cell table:style-name="Tabla4.H6" office:value-type="string">
            <text:p text:style-name="P8"/>
          </table:table-cell>
          <table:table-cell table:style-name="Tabla4.I6" office:value-type="string">
            <text:p text:style-name="P8"/>
          </table:table-cell>
          <table:table-cell table:style-name="Tabla4.J6" office:value-type="string">
            <text:p text:style-name="P8"/>
          </table:table-cell>
          <table:table-cell table:style-name="Tabla4.K6" office:value-type="string">
            <text:p text:style-name="P8"/>
          </table:table-cell>
          <table:table-cell table:style-name="Tabla4.L6" office:value-type="string">
            <text:p text:style-name="P8"/>
          </table:table-cell>
          <table:table-cell table:style-name="Tabla4.M6" office:value-type="string">
            <text:p text:style-name="P8"/>
          </table:table-cell>
          <table:table-cell table:style-name="Tabla4.N6" office:value-type="string">
            <text:p text:style-name="P8"/>
          </table:table-cell>
          <table:table-cell table:style-name="Tabla4.O6" office:value-type="string">
            <text:p text:style-name="P8"/>
          </table:table-cell>
          <table:table-cell table:style-name="Tabla4.P6" office:value-type="string">
            <text:p text:style-name="P8"/>
          </table:table-cell>
          <table:table-cell table:style-name="Tabla4.Q6" office:value-type="string">
            <text:p text:style-name="P8"/>
          </table:table-cell>
          <table:table-cell table:style-name="Tabla4.R6" office:value-type="string">
            <text:p text:style-name="P8"/>
          </table:table-cell>
          <table:table-cell table:style-name="Tabla4.S6" office:value-type="string">
            <text:p text:style-name="P8"/>
          </table:table-cell>
          <table:table-cell table:style-name="Tabla4.T6" office:value-type="string">
            <text:p text:style-name="P8"/>
          </table:table-cell>
          <table:table-cell table:style-name="Tabla4.U6" office:value-type="string">
            <text:p text:style-name="P8"/>
          </table:table-cell>
          <table:table-cell table:style-name="Tabla4.V6" office:value-type="string">
            <text:p text:style-name="P8"/>
          </table:table-cell>
          <table:table-cell table:style-name="Tabla4.W6" office:value-type="string">
            <text:p text:style-name="P8"/>
          </table:table-cell>
          <table:table-cell table:style-name="Tabla4.X6" office:value-type="string">
            <text:p text:style-name="P8"/>
          </table:table-cell>
          <table:table-cell table:style-name="Tabla4.Y6" office:value-type="string">
            <text:p text:style-name="P8"/>
          </table:table-cell>
          <table:table-cell table:style-name="Tabla4.Z6" office:value-type="string">
            <text:p text:style-name="P8"/>
          </table:table-cell>
          <table:table-cell table:style-name="Tabla4.a6" office:value-type="string">
            <text:p text:style-name="P8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8"/>
          </table:table-cell>
          <table:table-cell table:style-name="Tabla4.d6" office:value-type="string">
            <text:p text:style-name="P8"/>
          </table:table-cell>
          <table:table-cell table:style-name="Tabla4.e6" office:value-type="string">
            <text:p text:style-name="P8"/>
          </table:table-cell>
          <table:table-cell table:style-name="Tabla4.f6" office:value-type="string">
            <text:p text:style-name="P8"/>
          </table:table-cell>
        </table:table-row>
        <table:table-row table:style-name="Tabla4.3">
          <table:covered-table-cell/>
          <table:table-cell table:style-name="Tabla4.B7" office:value-type="string">
            <text:p text:style-name="P9">5</text:p>
          </table:table-cell>
          <table:table-cell table:style-name="Tabla4.C7" office:value-type="string">
            <text:p text:style-name="P8"/>
          </table:table-cell>
          <table:table-cell table:style-name="Tabla4.D7" office:value-type="string">
            <text:p text:style-name="P8"/>
          </table:table-cell>
          <table:table-cell table:style-name="Tabla4.E7" office:value-type="string">
            <text:p text:style-name="P8"/>
          </table:table-cell>
          <table:table-cell table:style-name="Tabla4.F7" office:value-type="string">
            <text:p text:style-name="P8"/>
          </table:table-cell>
          <table:table-cell table:style-name="Tabla4.G7" office:value-type="string">
            <text:p text:style-name="P8"/>
          </table:table-cell>
          <table:table-cell table:style-name="Tabla4.H7" office:value-type="string">
            <text:p text:style-name="P8"/>
          </table:table-cell>
          <table:table-cell table:style-name="Tabla4.I7" office:value-type="string">
            <text:p text:style-name="P8"/>
          </table:table-cell>
          <table:table-cell table:style-name="Tabla4.J7" office:value-type="string">
            <text:p text:style-name="P8"/>
          </table:table-cell>
          <table:table-cell table:style-name="Tabla4.K7" office:value-type="string">
            <text:p text:style-name="P8"/>
          </table:table-cell>
          <table:table-cell table:style-name="Tabla4.L7" office:value-type="string">
            <text:p text:style-name="P8"/>
          </table:table-cell>
          <table:table-cell table:style-name="Tabla4.M7" office:value-type="string">
            <text:p text:style-name="P8"/>
          </table:table-cell>
          <table:table-cell table:style-name="Tabla4.N7" office:value-type="string">
            <text:p text:style-name="P8"/>
          </table:table-cell>
          <table:table-cell table:style-name="Tabla4.O7" office:value-type="string">
            <text:p text:style-name="P8"/>
          </table:table-cell>
          <table:table-cell table:style-name="Tabla4.P7" office:value-type="string">
            <text:p text:style-name="P8"/>
          </table:table-cell>
          <table:table-cell table:style-name="Tabla4.Q7" office:value-type="string">
            <text:p text:style-name="P8"/>
          </table:table-cell>
          <table:table-cell table:style-name="Tabla4.R7" office:value-type="string">
            <text:p text:style-name="P8"/>
          </table:table-cell>
          <table:table-cell table:style-name="Tabla4.S7" office:value-type="string">
            <text:p text:style-name="P8"/>
          </table:table-cell>
          <table:table-cell table:style-name="Tabla4.T7" office:value-type="string">
            <text:p text:style-name="P8"/>
          </table:table-cell>
          <table:table-cell table:style-name="Tabla4.U7" office:value-type="string">
            <text:p text:style-name="P8"/>
          </table:table-cell>
          <table:table-cell table:style-name="Tabla4.V7" office:value-type="string">
            <text:p text:style-name="P8"/>
          </table:table-cell>
          <table:table-cell table:style-name="Tabla4.W7" office:value-type="string">
            <text:p text:style-name="P8"/>
          </table:table-cell>
          <table:table-cell table:style-name="Tabla4.X7" office:value-type="string">
            <text:p text:style-name="P8"/>
          </table:table-cell>
          <table:table-cell table:style-name="Tabla4.Y7" office:value-type="string">
            <text:p text:style-name="P8"/>
          </table:table-cell>
          <table:table-cell table:style-name="Tabla4.Z7" office:value-type="string">
            <text:p text:style-name="P8"/>
          </table:table-cell>
          <table:table-cell table:style-name="Tabla4.a7" office:value-type="string">
            <text:p text:style-name="P8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8"/>
          </table:table-cell>
          <table:table-cell table:style-name="Tabla4.d7" office:value-type="string">
            <text:p text:style-name="P8"/>
          </table:table-cell>
          <table:table-cell table:style-name="Tabla4.e7" office:value-type="string">
            <text:p text:style-name="P8"/>
          </table:table-cell>
          <table:table-cell table:style-name="Tabla4.f7" office:value-type="string">
            <text:p text:style-name="P8"/>
          </table:table-cell>
        </table:table-row>
        <table:table-row table:style-name="Tabla4.1">
          <table:table-cell table:style-name="Tabla4.A1" table:number-columns-spanned="32" office:value-type="string">
            <text:p text:style-name="P7">P: Puntual – R: Retraso – F: F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1" text:outline-level="2">Seguimiento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 table:style-name="Tabla5.1">
            <table:table-cell table:style-name="Tabla5.A1" table:number-rows-spanned="2" office:value-type="string">
              <text:p text:style-name="P6">Realizado</text:p>
            </table:table-cell>
            <table:table-cell table:style-name="Tabla5.B1" table:number-columns-spanned="3" office:value-type="string">
              <text:p text:style-name="P6">¿Estaba planificado?</text:p>
            </table:table-cell>
            <table:covered-table-cell/>
            <table:covered-table-cell/>
          </table:table-row>
        </table:table-header-rows>
        <table:table-row table:style-name="Tabla5.1">
          <table:covered-table-cell/>
          <table:table-cell table:style-name="Tabla5.B2" office:value-type="string">
            <text:p text:style-name="P7">S</text:p>
          </table:table-cell>
          <table:table-cell table:style-name="Tabla5.C2" office:value-type="string">
            <text:p text:style-name="P7">N</text:p>
          </table:table-cell>
          <table:table-cell table:style-name="Tabla5.D2" office:value-type="string">
            <text:p text:style-name="P6">¿Por qué se ha hecho sin estar planificado?</text:p>
          </table:table-cell>
        </table:table-row>
        <table:table-row table:style-name="Tabla5.1">
          <table:table-cell table:style-name="Tabla5.A3" office:value-type="string">
            <text:p text:style-name="P8"/>
          </table:table-cell>
          <table:table-cell table:style-name="Tabla5.B3" office:value-type="string">
            <text:p text:style-name="P8"/>
          </table:table-cell>
          <table:table-cell table:style-name="Tabla5.C3" office:value-type="string">
            <text:p text:style-name="P8"/>
          </table:table-cell>
          <table:table-cell table:style-name="Tabla5.D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8"/>
          </table:table-cell>
          <table:table-cell table:style-name="Tabla5.B4" office:value-type="string">
            <text:p text:style-name="P8"/>
          </table:table-cell>
          <table:table-cell table:style-name="Tabla5.C4" office:value-type="string">
            <text:p text:style-name="P8"/>
          </table:table-cell>
          <table:table-cell table:style-name="Tabla5.D4" office:value-type="string">
            <text:p text:style-name="P8"/>
          </table:table-cell>
        </table:table-row>
        <table:table-row table:style-name="Tabla5.1">
          <table:table-cell table:style-name="Tabla5.A5" office:value-type="string">
            <text:p text:style-name="P8"/>
          </table:table-cell>
          <table:table-cell table:style-name="Tabla5.B5" office:value-type="string">
            <text:p text:style-name="P8"/>
          </table:table-cell>
          <table:table-cell table:style-name="Tabla5.C5" office:value-type="string">
            <text:p text:style-name="P8"/>
          </table:table-cell>
          <table:table-cell table:style-name="Tabla5.D5" office:value-type="string">
            <text:p text:style-name="P8"/>
          </table:table-cell>
        </table:table-row>
        <table:table-row table:style-name="Tabla5.1">
          <table:table-cell table:style-name="Tabla5.A6" office:value-type="string">
            <text:p text:style-name="P8"/>
          </table:table-cell>
          <table:table-cell table:style-name="Tabla5.B6" office:value-type="string">
            <text:p text:style-name="P8"/>
          </table:table-cell>
          <table:table-cell table:style-name="Tabla5.C6" office:value-type="string">
            <text:p text:style-name="P8"/>
          </table:table-cell>
          <table:table-cell table:style-name="Tabla5.D6" office:value-type="string">
            <text:p text:style-name="P8"/>
          </table:table-cell>
        </table:table-row>
        <table:table-row table:style-name="Tabla5.1">
          <table:table-cell table:style-name="Tabla5.A7" office:value-type="string">
            <text:p text:style-name="P8"/>
          </table:table-cell>
          <table:table-cell table:style-name="Tabla5.B7" office:value-type="string">
            <text:p text:style-name="P8"/>
          </table:table-cell>
          <table:table-cell table:style-name="Tabla5.C7" office:value-type="string">
            <text:p text:style-name="P8"/>
          </table:table-cell>
          <table:table-cell table:style-name="Tabla5.D7" office:value-type="string">
            <text:p text:style-name="P8"/>
          </table:table-cell>
        </table:table-row>
        <table:table-row table:style-name="Tabla5.1">
          <table:table-cell table:style-name="Tabla5.A8" office:value-type="string">
            <text:p text:style-name="P8"/>
          </table:table-cell>
          <table:table-cell table:style-name="Tabla5.B8" office:value-type="string">
            <text:p text:style-name="P8"/>
          </table:table-cell>
          <table:table-cell table:style-name="Tabla5.C8" office:value-type="string">
            <text:p text:style-name="P8"/>
          </table:table-cell>
          <table:table-cell table:style-name="Tabla5.D8" office:value-type="string">
            <text:p text:style-name="P8"/>
          </table:table-cell>
        </table:table-row>
        <table:table-row table:style-name="Tabla5.1">
          <table:table-cell table:style-name="Tabla5.A9" office:value-type="string">
            <text:p text:style-name="P8"/>
          </table:table-cell>
          <table:table-cell table:style-name="Tabla5.B9" office:value-type="string">
            <text:p text:style-name="P8"/>
          </table:table-cell>
          <table:table-cell table:style-name="Tabla5.C9" office:value-type="string">
            <text:p text:style-name="P8"/>
          </table:table-cell>
          <table:table-cell table:style-name="Tabla5.D9" office:value-type="string">
            <text:p text:style-name="P8"/>
          </table:table-cell>
        </table:table-row>
      </table:table>
      <text:p text:style-name="Standard"/>
      <table:table table:name="Tabla6" table:style-name="Tabla6">
        <table:table-column table:style-name="Tabla6.A" table:number-columns-repeated="3"/>
        <table:table-header-rows>
          <table:table-row table:style-name="Tabla6.1">
            <table:table-cell table:style-name="Tabla6.A1" office:value-type="string">
              <text:p text:style-name="P6">Dificultades encontradas</text:p>
            </table:table-cell>
            <table:table-cell table:style-name="Tabla6.A1" office:value-type="string">
              <text:p text:style-name="P6">Soluciones</text:p>
            </table:table-cell>
            <table:table-cell table:style-name="Tabla6.C1" office:value-type="string">
              <text:p text:style-name="P6">Tareas bien realizadas</text:p>
            </table:table-cell>
          </table:table-row>
        </table:table-header-rows>
        <table:table-row table:style-name="Tabla6.2">
          <table:table-cell table:style-name="Tabla6.A2" office:value-type="string">
            <text:p text:style-name="P8"/>
          </table:table-cell>
          <table:table-cell table:style-name="Tabla6.B2" office:value-type="string">
            <text:p text:style-name="P8"/>
          </table:table-cell>
          <table:table-cell table:style-name="Tabla6.C2" office:value-type="string">
            <text:p text:style-name="P8"/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able:table-header-rows>
          <table:table-row table:style-name="Tabla7.1">
            <table:table-cell table:style-name="Tabla7.A1" table:number-columns-spanned="5" office:value-type="string">
              <text:p text:style-name="P6">Firm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7.2">
          <table:table-cell table:style-name="Tabla7.A2" office:value-type="string">
            <text:p text:style-name="P8">Nombre: <text:span text:style-name="T5">Imanol</text:span></text:p>
          </table:table-cell>
          <table:table-cell table:style-name="Tabla7.A2" office:value-type="string">
            <text:p text:style-name="P8">Nombre: Sebastián</text:p>
          </table:table-cell>
          <table:table-cell table:style-name="Tabla7.A2" office:value-type="string">
            <text:p text:style-name="P8">Nombre: Jon</text:p>
          </table:table-cell>
          <table:table-cell table:style-name="Tabla7.A2" office:value-type="string">
            <text:p text:style-name="P8">Nombre:</text:p>
          </table:table-cell>
          <table:table-cell table:style-name="Tabla7.E2" office:value-type="string">
            <text:p text:style-name="P8">Nombre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Times New Roman" style:font-size-asian="12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line-height="120%" fo:text-align="justify" style:justify-single-word="false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loext:graphic-properties draw:fill="solid" draw:fill-color="#82005e" draw:opacity="100%"/>
      <style:paragraph-properties fo:margin-top="0.6cm" fo:margin-bottom="0.4cm" loext:contextual-spacing="false" fo:hyphenation-ladder-count="no-limit" fo:background-color="#82005e" fo:padding="0.212cm" fo:border="0.26pt solid #000000" style:shadow="none"/>
      <style:text-properties fo:text-transform="uppercase" fo:color="#ffffff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color="#82005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árrafo_20_de_20_lista" style:display-name="Párrafo de lista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26.3cm" table:align="center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22.11cm"/>
    </style:style>
    <style:style style:name="Tabla1.1" style:family="table-row">
      <style:table-row-properties style:min-row-height="0.951cm" fo:keep-together="always" style:use-optimal-row-height="false"/>
    </style:style>
    <style:style style:name="Tab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" style:family="table">
      <style:table-properties style:width="26.298cm" table:align="center"/>
    </style:style>
    <style:style style:name="Tabla2.A" style:family="table-column">
      <style:table-column-properties style:column-width="3.78cm"/>
    </style:style>
    <style:style style:name="Tabla2.B" style:family="table-column">
      <style:table-column-properties style:column-width="19.242cm"/>
    </style:style>
    <style:style style:name="Tabla2.C" style:family="table-column">
      <style:table-column-properties style:column-width="3.276cm"/>
    </style:style>
    <style:style style:name="Tabla2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0.5pt solid #00000a" style:writing-mode="lr-tb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color="#82005e" style:font-name="Arial Narrow"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3d4d59" style:font-name="Arial Narrow" fo:font-weight="bold" style:font-weight-asian="bold" style:font-weight-complex="bold"/>
    </style:style>
    <style:style style:name="MP4" style:family="paragraph" style:parent-style-name="Encabezado">
      <style:text-properties fo:font-size="3pt" style:font-size-asian="3pt" style:font-size-complex="3pt"/>
    </style:style>
    <style:style style:name="MP5" style:family="paragraph" style:parent-style-name="Footer">
      <style:paragraph-properties fo:text-align="end" style:justify-single-word="false">
        <style:tab-stops>
          <style:tab-stop style:position="15cm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style:font-size-asian="8pt" style:font-name-complex="Calibri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0.318cm" fo:margin-left="2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1.184cm" fo:margin-left="0cm" fo:margin-right="0cm" fo:margin-top="0cm" style:dynamic-spacing="true"/>
      </style:footer-style>
    </style:page-layout>
    <number:date-style style:name="N10104" number:language="es" number:country="E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n1" text:anchor-type="as-char" svg:y="0cm" svg:width="3.949cm" style:rel-width="scale" svg:height="1.499cm" style:rel-height="scale" draw:z-index="1"><draw:image xlink:href="Pictures/1000178500001118000006B523E0A8D1BFDE137C.svg" xlink:type="simple" xlink:show="embed" xlink:actuate="onLoad"/><draw:image xlink:href="Pictures/10000201000000A500000041556525D26B344FFB.png" xlink:type="simple" xlink:show="embed" xlink:actuate="onLoad"/></draw:frame></text:p>
            </table:table-cell>
            <table:table-cell table:style-name="Tabla1.A1" office:value-type="string">
              <text:p text:style-name="MP2">CFGS - ADMINISTRACIÓN DE SISTEMAS INFORMÁTICOS EN RED</text:p>
              <text:p text:style-name="MP3">APRENDIZAJE COLABORATIVO BASADO EN RETOS 2018/2019</text:p>
            </table:table-cell>
          </table:table-row>
        </table:table>
        <text:p text:style-name="MP4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p text:style-name="Footer"><draw:frame draw:style-name="Mfr1" draw:name="Imagen3" text:anchor-type="as-char" svg:y="0cm" svg:width="3.175cm" style:rel-width="scale" svg:height="1.111cm" style:rel-height="scale" draw:z-index="3"><draw:image xlink:href="Pictures/10001AAD00000C6700000457480E0B5A0B347E0A.svg" xlink:type="simple" xlink:show="embed" xlink:actuate="onLoad"/><draw:image xlink:href="Pictures/10000201000000780000002AF4561797CE0908E3.png" xlink:type="simple" xlink:show="embed" xlink:actuate="onLoad"/></draw:frame></text:p>
            </table:table-cell>
            <table:table-cell table:style-name="Tabla2.A1" office:value-type="string">
              <text:p text:style-name="Footer"><text:span text:style-name="Fuente_20_de_20_párrafo_20_predeter."><text:span text:style-name="MT1">Basado en el original de </text:span></text:span><text:a xlink:type="simple" xlink:href="http://www.meka-elgoibar.hezkuntza.net/" office:target-frame-name="_top" xlink:show="replace" text:style-name="Internet_20_link" text:visited-style-name="Visited_20_Internet_20_Link"><text:span text:style-name="Fuente_20_de_20_párrafo_20_predeter."><text:span text:style-name="MT1">Meka Lanbide Eskola</text:span></text:span></text:a><text:span text:style-name="Fuente_20_de_20_párrafo_20_predeter."><text:span text:style-name="MT1">.</text:span></text:span></text:p>
              <text:p text:style-name="Footer"><text:span text:style-name="Fuente_20_de_20_párrafo_20_predeter."><text:span text:style-name="MT1">Excepto si se especifica lo contrario, esta obra está bajo licencia </text:span></text:span><text:a xlink:type="simple" xlink:href="https://creativecommons.org/licenses/by/4.0/deed.es_ES" office:target-frame-name="_top" xlink:show="replace" text:style-name="Internet_20_link" text:visited-style-name="Visited_20_Internet_20_Link"><text:span text:style-name="Fuente_20_de_20_párrafo_20_predeter."><text:span text:style-name="MT1">CC BY 4.0</text:span></text:span></text:a><text:span text:style-name="Fuente_20_de_20_párrafo_20_predeter."><text:span text:style-name="MT1">.</text:span></text:span></text:p>
              <text:p text:style-name="Footer"><text:span text:style-name="Fuente_20_de_20_párrafo_20_predeter."><text:span text:style-name="MT1">© </text:span></text:span><text:span text:style-name="Fuente_20_de_20_párrafo_20_predeter."><text:span text:style-name="MT1"><text:date style:data-style-name="N10104" text:date-value="2019-02-06T13:57:33.846000158">2019</text:date></text:span></text:span><text:span text:style-name="Fuente_20_de_20_párrafo_20_predeter."><text:span text:style-name="MT1"> Departamento de Informática, </text:span></text:span><text:a xlink:type="simple" xlink:href="http://www.egibide.org/" office:target-frame-name="_top" xlink:show="replace" text:style-name="Internet_20_link" text:visited-style-name="Visited_20_Internet_20_Link"><text:span text:style-name="Fuente_20_de_20_párrafo_20_predeter."><text:span text:style-name="MT1">Egibide</text:span></text:span></text:a><text:span text:style-name="Fuente_20_de_20_párrafo_20_predeter."><text:span text:style-name="MT1">. Algunos derechos reservados.</text:span></text:span></text:p>
            </table:table-cell>
            <table:table-cell table:style-name="Tabla2.A1" office:value-type="string">
              <text:p text:style-name="MP5"><text:span text:style-name="Fuente_20_de_20_párrafo_20_predeter."><text:span text:style-name="MT2">Página </text:span></text:span><text:span text:style-name="Fuente_20_de_20_párrafo_20_predeter.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title>Descripción del reto</dc:title>
    <meta:initial-creator>Jon Xu Jin</meta:initial-creator>
    <meta:creation-date>2018-09-10T07:33:00Z</meta:creation-date>
    <dc:date>2019-02-06T13:57:33.487000000</dc:date>
    <meta:editing-cycles>14</meta:editing-cycles>
    <meta:editing-duration>PT32M38S</meta:editing-duration>
    <meta:document-statistic meta:table-count="7" meta:image-count="2" meta:object-count="0" meta:page-count="2" meta:paragraph-count="172" meta:word-count="261" meta:character-count="981" meta:non-whitespace-character-count="887"/>
    <meta:user-defined meta:name="AppVersion">12.0000</meta:user-defined>
    <meta:user-defined meta:name="Company">Egibid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